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ad" officeooo:paragraph-rsid="0018a5ad"/>
    </style:style>
    <style:style style:name="P2" style:family="paragraph" style:parent-style-name="Standard">
      <style:text-properties officeooo:rsid="0019cec8" officeooo:paragraph-rsid="0019c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alli ti vede</text:p>
      <text:p text:style-name="P2">Il Ranalli ti mett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1:09:43.526236980</meta:creation-date>
    <dc:date>2019-03-02T11:22:25.612982551</dc:date>
    <meta:editing-duration>PT3M50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2" meta:word-count="8" meta:character-count="36" meta:non-whitespace-character-count="30"/>
  </office:meta>
</office:document-meta>
</file>